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Educação Sexual nas Escolas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Artigo: Orientação Sexual nas Escolas: Fato ou anseio?</text:p>
            <text:p/>
            <text:p>Escritores: Sandra Aparecida de ALMEIDA, Jordana de Almeida NOGUEIRA, Antonia Oliveira SILVA, Gilson Vasconcelos TORRES</text:p>
            <text:p/>
            <text:p>Aluno: João V. Rocatelli</text:p>
            <text:p>IFPR, TADS 4º Período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tivaçõ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A motivação deste artigo foi de analisar a percepção dos educadores na inserção da educação sexual em sua prática pedagógica.</text:p>
              </text:list-item>
              <text:list-item>
                <text:p/>
              </text:list-item>
              <text:list-item>
                <text:p>Participaram do estudo 23 professores da rede municipal de ensino de Cajazeiras, Paraíb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orque é que o problema não tem uma solução trivial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>"Acredita-se que essa divergência traz à tona</text:p>
              </text:list-item>
              <text:list-item>
                <text:p>implicações subjetivas da construção da sexualidade dos educadores: disponibilidade interna em abordar temas polêmicos permeados de valorações pessoais, temporais e culturais, em ampliar os espaços de vivências, estabelecendo relações extramuros e ainda, em resgatar e discutir o papel da escola e sua concepção pedagógica."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Qual é o problema do mundo real e qual é o problema técnico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"Nas últimas décadas a adolescência e a juventude</text:p>
              </text:list-item>
              <text:list-item>
                <text:p>vêm ocupando um lugar relevante no contexto</text:p>
              </text:list-item>
              <text:list-item>
                <text:p>das políticas públicas, especialmente com problemas</text:p>
              </text:list-item>
              <text:list-item>
                <text:p>que vêm atingindo os jovens de todo o planeta,</text:p>
              </text:list-item>
              <text:list-item>
                <text:p>como as Doenças Sexualmente Transmissíveis</text:p>
              </text:list-item>
              <text:list-item>
                <text:p>(DST)/aids, a gravidez precoce e o aborto inseguro". </text:p>
              </text:list-item>
              <text:list-item>
                <text:p>O problema técnico é que os educadores envolvem questões culturais, de vivência e religiosas, ocasionando mais uma confusão sobre o tema que uma “descodificação” e ainda há o problema com a demora dos órgãos públicos para ser tomado alguma decisão, já que <text:s/>a educação sexual é tida como algo errado de se falar e/ou não há qualificação <text:s/>pessoal e técnica por parte dos professores para abordar o assunto.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Qual é a solução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Neste artigo seu objetivo central é relatar a inserção do tema “orientação sexual” de como vem sendo incorporado nas práticas pedagógicas. No caso, não teria bem uma solução, e sim a apresentação da dificuldade de ser debatido repassado esse tema para os alunos. Mas há algumas “soluções” que foram apresentadas. Diante dos relatos de professores sobre o que acham do assunto, é apresentado propostas que algumas já constam nos textos do PCN sobre a inclusão da temática, alguns são eles:</text:p>
              </text:list-item>
            </text:list>
            <text:list text:style-name="L4">
              <text:list-item>
                <text:p>"O educador deve ter acesso à formação específica para tratar da sexualidade na escola, permitindo a construção de uma postura profissional e consciente na abordagem da temática"</text:p>
              </text:list-item>
              <text:list-item>
                <text:p>É solicitado que os professores sejam seguros sobre seus valores, crenças, opiniões e sentimentos para que desenvolvam uma postura segura e acima das questões citadas.</text:p>
              </text:list-item>
              <text:list-item>
                <text:p>"O educador apropriado para abordar o tema é aquele que está bem “adequado com sua sexualidade, tendo a coragem de desafiar seus próprios tabus e preconceitos, reconhecendo suas próprias falhas”"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mo é que a solução foi avaliada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Como já foi falado, este artigo não há bem uma solução e sim apresentação de fatos, mas alguns pontos citados no artigo é de grande valia se aplicados, como o próprio texto do PCN diz no seu texto "O educador deve ter acesso à formação específica para tratar da sexualidade na escola[...]", apesar de ainda pouco implementada devido a valores sociais, religiosos, pessoais, de vivência, et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Qual é a sua análise crítica sobre o problema, a solução e a avaliação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Problema:</text:p>
              </text:list-item>
              <text:list-item>
                <text:p>Sobre o problema, eu vejo que é uma pauta muito importante hoje em dia, onde vemos que crianças, adolescentes e jovens sofrendo com DST's, aids e gravidez precoce. Vejo que é de grande importância para o cenário atual, já que implica diretamente e indiretamente em muitos fatores, sociais, humanos e econômicos. A quantidade de jovens que engravidam se dá em maior parte devido a falta de orientação e conscientização, e também isso engloba a questão também de forma indireta o estupro. Muitas pessoas tem a opinião que educação sexual deve ser feita pelo pai e mãe, mas números mostram que 24,1% dos agressores das crianças são os próprios pais ou padrastos, e 32,2% são amigos ou conhecidos da vítima.</text:p>
              </text:list-item>
              <text:list-item>
                <text:p/>
              </text:list-item>
              <text:list-item>
                <text:p>Solução:</text:p>
              </text:list-item>
              <text:list-item>
                <text:p>Sobre a "solução", vejo que são as melhores formas se obter a orientação e educação sexual, onde o professor que esteja preparado para debater e orientar sobre este assunto é a melhor opção.</text:p>
              </text:list-item>
              <text:list-item>
                <text:p/>
              </text:list-item>
              <text:list-item>
                <text:p>Avaliação:</text:p>
              </text:list-item>
              <text:list-item>
                <text:p>O artigo mostrou que os educadores entrevistados, em sua maioria, que a escola é o melhor lugar para se debater o tema, mas ainda há muita dúvida, insegurança, temor e falta de preparo técnico e pessoal por parte dos educadores, e que desta forma ainda não dá para ser debatido em sala, ainda há a questão que apesar de estar incluído no PCN, não há a obrigatoriedade para tratar sobre. Para mim, esse tema é importante e deveria ser discutido, mas não há como fazer isso com pessoas despreparadas, iria causar mais confusão do que entendiment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Quais são as contribuições do trabalho<text:line-break/>apresentado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"A temática “orientação sexual” requer uma abordagem extensiva, inclusiva no sentido de construir uma rede inte-</text:p>
              </text:list-item>
              <text:list-item>
                <text:p>grada e interdisciplinar (órgãos gestores, organizações civis, saúde, instituições de ensino superior)"</text:p>
              </text:list-item>
              <text:list-item>
                <text:p/>
              </text:list-item>
              <text:list-item>
                <text:p>Este artigo contribui mostrando-nos que não é só colocar professores para falar sobre o assunto, ou dar um "cursinho" e autorizar discutir em sala, o tema é muito maior do que pensamos, seu impacto é pessoal, é ético, social, humano, impacta nas pessoas como cidadãos, mostra que ainda esse tema em nosso país engatinha, há de ser evoluindo e muito ainda (e precisa).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reçõ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A direção que pode-se ter é de se pensar sobre o assunto, discutir primeiramente como isto vai ser ensinado aos educadores? Quais as técnicas de abordagem? Como fazer que eles consigam apresentar algo sem que sua visão sobre o assunto, sua opinião e valores interfiram na aplicação e apresentação para os alunos? A direção futura é rever tudo isso para que seja melhor aplicado, de forma efetiv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Questõ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As questões são as mesmas perguntas das direções futuras, de por exemplo como preparar os educadores para o tema? Qual o impacto real de se debater o assunto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ensagem a reter do artig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De que ainda há uma grande insegurança e temor para se debater sobre o tema, há apoios dos órgãos educacionais mas não é o necessário para que isso seja algo efetiv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ferências interessantes para se ler separadament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Referências</text:p>
              </text:list-item>
              <text:list-item>
                <text:p/>
              </text:list-item>
              <text:list-item>
                <text:p>Vitiello N. Sexualidade: quem educa o educador: um</text:p>
              </text:list-item>
              <text:list-item>
                <text:p>manual para jovens, pais e educadores. São Paulo: Iglu;</text:p>
              </text:list-item>
              <text:list-item>
                <text:p>1997.</text:p>
              </text:list-item>
              <text:list-item>
                <text:p/>
              </text:list-item>
              <text:list-item>
                <text:p>Salla LF, Quintana AM. A sexualidade enquanto te-</text:p>
              </text:list-item>
              <text:list-item>
                <text:p>ma transversal: educadores e suas representações</text:p>
              </text:list-item>
              <text:list-item>
                <text:p/>
              </text:list-item>
              <text:list-item>
                <text:p>Dados retirados para análise do problema: https://www.bbc.com/portuguese/brasil-36401054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lementos da escrit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Escrito de uma forma um pouco mais culta do que estamos acostumados <text:s/>ler no dia-a-dia, mas que dá pra entender muito bem, as vezes é necessário que pesquise algumas palavras mas nada demais, é relativamente fácil de se le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0T20:05:07.520635658</meta:creation-date>
    <meta:editing-duration>PT28M38S</meta:editing-duration>
    <meta:editing-cycles>6</meta:editing-cycles>
    <meta:generator>LibreOffice/6.0.7.3$Linux_X86_64 LibreOffice_project/00m0$Build-3</meta:generator>
    <dc:title>Alizarin</dc:title>
    <dc:date>2019-11-20T21:05:59.222738240</dc:date>
    <meta:document-statistic meta:object-count="89"/>
  </office:meta>
</office:document-meta>
</file>